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6.67mm"/>
    </style:style>
    <style:style style:name="co3" style:family="table-column">
      <style:table-column-properties fo:break-before="auto" style:column-width="71.03mm"/>
    </style:style>
    <style:style style:name="co4" style:family="table-column">
      <style:table-column-properties fo:break-before="auto" style:column-width="37.52mm"/>
    </style:style>
    <style:style style:name="co5" style:family="table-column">
      <style:table-column-properties fo:break-before="auto" style:column-width="68.6mm"/>
    </style:style>
    <style:style style:name="co6" style:family="table-column">
      <style:table-column-properties fo:break-before="auto" style:column-width="36.11mm"/>
    </style:style>
    <style:style style:name="co7" style:family="table-column">
      <style:table-column-properties fo:break-before="auto" style:column-width="35.84mm"/>
    </style:style>
    <style:style style:name="co8" style:family="table-column">
      <style:table-column-properties fo:break-before="auto" style:column-width="18.7mm"/>
    </style:style>
    <style:style style:name="co9" style:family="table-column">
      <style:table-column-properties fo:break-before="auto" style:column-width="23.51mm"/>
    </style:style>
    <style:style style:name="co10" style:family="table-column">
      <style:table-column-properties fo:break-before="auto" style:column-width="26.32mm"/>
    </style:style>
    <style:style style:name="co11" style:family="table-column">
      <style:table-column-properties fo:break-before="auto" style:column-width="20mm"/>
    </style:style>
    <style:style style:name="co12" style:family="table-column">
      <style:table-column-properties fo:break-before="auto" style:column-width="33.28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25.68mm"/>
    </style:style>
    <style:style style:name="co15" style:family="table-column">
      <style:table-column-properties fo:break-before="auto" style:column-width="28.22mm"/>
    </style:style>
    <style:style style:name="co17" style:family="table-column">
      <style:table-column-properties fo:break-before="auto" style:column-width="16.74mm"/>
    </style:style>
    <style:style style:name="co18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Excel_20_Built-in_20_Hyperlink">
      <style:text-properties fo:color="#000040" style:font-name="Arial" fo:font-size="10pt" style:text-underline-style="none" style:font-size-asian="10pt" style:font-size-complex="10pt"/>
    </style:style>
    <style:style style:name="ce10" style:family="table-cell" style:parent-style-name="Default">
      <style:table-cell-properties fo:background-color="#b2b2b2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b2b2b2"/>
      <style:text-properties fo:color="#000040"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Hyperlink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4"/>
    <style:style style:name="ce15" style:family="table-cell" style:parent-style-name="Excel_20_Built-in_20_Currency" style:data-style-name="N123"/>
    <style:style style:name="ce16" style:family="table-cell" style:parent-style-name="Excel_20_Built-in_20_Currency" style:data-style-name="N10136"/>
    <style:style style:name="ce17" style:family="table-cell" style:parent-style-name="Excel_20_Built-in_20_Currency" style:data-style-name="N123">
      <style:table-cell-properties fo:background-color="#b2b2b2"/>
    </style:style>
    <style:style style:name="ce18" style:family="table-cell" style:parent-style-name="Excel_20_Built-in_20_Currency" style:data-style-name="N123">
      <style:table-cell-properties fo:background-color="transparent"/>
    </style:style>
    <style:style style:name="ce19" style:family="table-cell" style:parent-style-name="Default" style:data-style-name="N127"/>
    <style:style style:name="ce20" style:family="table-cell" style:parent-style-name="Default" style:data-style-name="N123"/>
    <style:style style:name="ce21" style:family="table-cell" style:parent-style-name="Default" style:data-style-name="N127">
      <style:table-cell-properties fo:background-color="transparent" fo:border="none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74" style:family="table-cell" style:parent-style-name="Default" style:data-style-name="N3">
      <style:table-cell-properties fo:background-color="#b2b2b2"/>
    </style:style>
    <style:style style:name="ce24" style:family="table-cell" style:parent-style-name="Default" style:data-style-name="N3">
      <style:table-cell-properties style:rotation-align="none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1008" table:default-cell-style-name="Default"/>
        <table:table-row table:style-name="ro2">
          <table:table-cell table:style-name="ce1" office:value-type="string" calcext:value-type="string">
            <text:p>Schematic ID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Website</text:p>
          </table:table-cell>
          <table:table-cell table:style-name="ce1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opulated</text:p>
          </table:table-cell>
          <table:table-cell table:number-columns-repeated="14"/>
          <table:table-cell table:style-name="ce5" table:number-columns-repeated="1000"/>
        </table:table-row>
        <table:table-row table:style-name="ro4">
          <table:table-cell office:value-type="string" calcext:value-type="string">
            <text:p>C1 -C4 , C6 , C8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22uF <text:s/>X7R 16V(1206B226K160NT)</text:p>
          </table:table-cell>
          <table:table-cell office:value-type="string" calcext:value-type="string">
            <text:p>FH </text:p>
          </table:table-cell>
          <table:table-cell office:value-type="string" calcext:value-type="string">
            <text:p>LCSC</text:p>
          </table:table-cell>
          <table:table-cell table:style-name="ce12" office:value-type="string" calcext:value-type="string">
            <text:p><text:a xlink:href="https://datasheet.lcsc.com/szlcsc/Multilayer-Ceramic-Capacitors-MLCC-SMD-SMT_FH_1206B104K251NT_100nF-104-10-250V_C1946.pdf" xlink:type="simple">https://datasheet.lcsc.com/szlcsc/Multilayer-Ceramic-Capacitors-MLCC-SMD-SMT_FH_1206B104K251NT_100nF-104-10-250V_C1946.pdf</text:a> </text:p>
          </table:table-cell>
          <table:table-cell table:style-name="ce12" office:value-type="string" calcext:value-type="string">
            <text:p><text:a xlink:href="https://lcsc.com/product-detail/Multilayer-Ceramic-Capacitors-MLCC-SMD-SMT_FH_1206B226K160NT_22uF-10-16V_C31847.html" xlink:type="simple">https://lcsc.com/product-detail/Multilayer-Ceramic-Capacitors-MLCC-SMD-SMT_FH_1206B226K160NT_22uF-10-16V_C31847.html</text:a> </text:p>
          </table:table-cell>
          <table:table-cell table:style-name="ce15"/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5, C7, C9 – C12</text:p>
          </table:table-cell>
          <table:table-cell table:style-name="ce2" office:value-type="string" calcext:value-type="string">
            <text:p>5x2 Radial Cap</text:p>
          </table:table-cell>
          <table:table-cell table:style-name="ce2" office:value-type="string" calcext:value-type="string">
            <text:p>22uF <text:s/>(EM51EM220D05OT)</text:p>
          </table:table-cell>
          <table:table-cell table:style-name="ce2" office:value-type="string" calcext:value-type="string">
            <text:p>AISHI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<text:a xlink:href="https://datasheet.lcsc.com/szlcsc/Aluminum-Electrolytic-Capacitors-Leaded_AISHI_EM51EM220D05OT_22uF-20-25V_C106443.pdf" xlink:type="simple">https://datasheet.lcsc.com/szlcsc/Aluminum-Electrolytic-Capacitors-Leaded_AISHI_EM51EM220D05OT_22uF-20-25V_C106443.pdf</text:a> </text:p>
          </table:table-cell>
          <table:table-cell table:style-name="ce2" office:value-type="string" calcext:value-type="string">
            <text:p><text:a xlink:href="https://lcsc.com/product-detail/Aluminum-Electrolytic-Capacitors-Leaded_AISHI_EM51EM220D05OT_22uF-20-25V_C106443.html" xlink:type="simple">https://lcsc.com/product-detail/Aluminum-Electrolytic-Capacitors-Leaded_AISHI_EM51EM220D05OT_22uF-20-25V_C106443.html</text:a> 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office:value-type="string" calcext:value-type="string">
            <text:p>D1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LED 2mA Red</text:p>
          </table:table-cell>
          <table:table-cell table:style-name="ce8" office:value-type="string" calcext:value-type="string">
            <text:p>ReliaPro </text:p>
          </table:table-cell>
          <table:table-cell office:value-type="string" calcext:value-type="string">
            <text:p>LCSC</text:p>
          </table:table-cell>
          <table:table-cell table:style-name="ce12" office:value-type="string" calcext:value-type="string">
            <text:p><text:a xlink:href="https://datasheet.lcsc.com/szlcsc/Light-Emitting-Diodes-LED_ReliaPro_KT-1206Red-LED_LEDBright-red-light-1206_C49018.pdf" xlink:type="simple">https://datasheet.lcsc.com/szlcsc/Light-Emitting-Diodes-LED_ReliaPro_KT-1206Red-LED_LEDBright-red-light-1206_C49018.pdf</text:a> </text:p>
          </table:table-cell>
          <table:table-cell table:style-name="ce12" office:value-type="string" calcext:value-type="string">
            <text:p><text:a xlink:href="https://lcsc.com/product-detail/Light-Emitting-Diodes-LED_ReliaPro_KT-1206Red-LED_LEDBright-red-light-1206_C49018.html" xlink:type="simple">https://lcsc.com/product-detail/Light-Emitting-Diodes-LED_ReliaPro_KT-1206Red-LED_LEDBright-red-light-1206_C49018.html</text:a> </text:p>
          </table:table-cell>
          <table:table-cell table:style-name="ce1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Excel_20_Built-in_20_Currency"/>
          <table:table-cell table:number-columns-repeated="1008"/>
        </table:table-row>
        <table:table-row table:style-name="ro4">
          <table:table-cell office:value-type="string" calcext:value-type="string">
            <text:p>D2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LED 2mA Blue</text:p>
          </table:table-cell>
          <table:table-cell table:style-name="ce9" office:value-type="string" calcext:value-type="string">
            <text:p>KENTO </text:p>
          </table:table-cell>
          <table:table-cell office:value-type="string" calcext:value-type="string">
            <text:p>LCSC</text:p>
          </table:table-cell>
          <table:table-cell table:style-name="ce12" office:value-type="string" calcext:value-type="string">
            <text:p><text:a xlink:href="https://datasheet.lcsc.com/szlcsc/Light-Emitting-Diodes-LED_KENTO_1206B_SMDSMD-1206-blue_C72691.pdf" xlink:type="simple">https://datasheet.lcsc.com/szlcsc/Light-Emitting-Diodes-LED_KENTO_1206B_SMDSMD-1206-blue_C72691.pdf</text:a> </text:p>
          </table:table-cell>
          <table:table-cell table:style-name="ce12" office:value-type="string" calcext:value-type="string">
            <text:p><text:a xlink:href="https://lcsc.com/product-detail/Light-Emitting-Diodes-LED_KENTO_1206B_SMDSMD-1206-blue_C72691.html" xlink:type="simple">https://lcsc.com/product-detail/Light-Emitting-Diodes-LED_KENTO_1206B_SMDSMD-1206-blue_C72691.html</text:a> </text:p>
          </table:table-cell>
          <table:table-cell table:style-name="ce16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Excel_20_Built-in_20_Currency"/>
          <table:table-cell table:number-columns-repeated="1008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1206 (3216)</text:p>
          </table:table-cell>
          <table:table-cell table:style-name="ce2" office:value-type="string" calcext:value-type="string">
            <text:p>LED 2mA Yellow</text:p>
          </table:table-cell>
          <table:table-cell table:style-name="ce10"/>
          <table:table-cell table:style-name="ce2"/>
          <table:table-cell table:style-name="ce13" table:number-columns-repeated="2"/>
          <table:table-cell table:style-name="ce17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Excel_20_Built-in_20_Currency"/>
          <table:table-cell table:number-columns-repeated="11"/>
          <table:table-cell table:style-name="ce2" table:number-columns-repeated="1000"/>
        </table:table-row>
        <table:table-row table:style-name="ro4">
          <table:table-cell office:value-type="string" calcext:value-type="string">
            <text:p>D4,D5,D6,D7,D8,D9</text:p>
          </table:table-cell>
          <table:table-cell office:value-type="string" calcext:value-type="string">
            <text:p>1206 (3216)</text:p>
          </table:table-cell>
          <table:table-cell office:value-type="string" calcext:value-type="string">
            <text:p>LED 2mA Green</text:p>
          </table:table-cell>
          <table:table-cell table:style-name="ce9" office:value-type="string" calcext:value-type="string">
            <text:p>ReliaPro </text:p>
          </table:table-cell>
          <table:table-cell office:value-type="string" calcext:value-type="string">
            <text:p>LCSC</text:p>
          </table:table-cell>
          <table:table-cell table:style-name="ce12" office:value-type="string" calcext:value-type="string">
            <text:p><text:a xlink:href="https://datasheet.lcsc.com/szlcsc/Light-Emitting-Diodes-LED_ReliaPro_led-Green_led-Green_C14641.pdf" xlink:type="simple">https://datasheet.lcsc.com/szlcsc/Light-Emitting-Diodes-LED_ReliaPro_led-Green_led-Green_C14641.pdf</text:a> </text:p>
          </table:table-cell>
          <table:table-cell table:style-name="ce12" office:value-type="string" calcext:value-type="string">
            <text:p><text:a xlink:href="https://lcsc.com/product-detail/Light-Emitting-Diodes-LED_ReliaPro_led-Green_led-Green_C14641.html" xlink:type="simple">https://lcsc.com/product-detail/Light-Emitting-Diodes-LED_ReliaPro_led-Green_led-Green_C14641.html</text:a> </text:p>
          </table:table-cell>
          <table:table-cell table:style-name="ce15"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Excel_20_Built-in_20_Currency"/>
          <table:table-cell table:number-columns-repeated="2"/>
          <table:table-cell table:style-name="Excel_20_Built-in_20_Currency"/>
          <table:table-cell table:number-columns-repeated="1008"/>
        </table:table-row>
        <table:table-row table:style-name="ro4">
          <table:table-cell table:style-name="ce3" office:value-type="string" calcext:value-type="string">
            <text:p>DIP1</text:p>
          </table:table-cell>
          <table:table-cell table:style-name="ce3" office:value-type="string" calcext:value-type="string">
            <text:p>user</text:p>
          </table:table-cell>
          <table:table-cell office:value-type="string" calcext:value-type="string">
            <text:p>2.54mm 6 DIP switch (DSIC06LSGET)</text:p>
          </table:table-cell>
          <table:table-cell table:style-name="ce11" office:value-type="string" calcext:value-type="string">
            <text:p>KE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DIP-Switches_KE_DSIC06LSGET_2-54mm-6-DIP-switch_C54952.pdf" xlink:type="simple">https://datasheet.lcsc.com/szlcsc/DIP-Switches_KE_DSIC06LSGET_2-54mm-6-DIP-switch_C54952.pdf</text:a> </text:p>
          </table:table-cell>
          <table:table-cell table:style-name="ce3" office:value-type="string" calcext:value-type="string">
            <text:p><text:a xlink:href="https://lcsc.com/product-detail/DIP-Switches_KE_DSIC06LSGET_2-54mm-6-DIP-switch_C54952.html" xlink:type="simple">https://lcsc.com/product-detail/DIP-Switches_KE_DSIC06LSGET_2-54mm-6-DIP-switch_C54952.html</text:a> </text:p>
          </table:table-cell>
          <table:table-cell table:style-name="ce18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office:value-type="string" calcext:value-type="string">
            <text:p>F1</text:p>
          </table:table-cell>
          <table:table-cell table:style-name="ce3" office:value-type="string" calcext:value-type="string">
            <text:p>1210 (3225)</text:p>
          </table:table-cell>
          <table:table-cell office:value-type="string" calcext:value-type="string">
            <text:p>1 amp Fast Acting</text:p>
          </table:table-cell>
          <table:table-cell table:style-name="ce7" office:value-type="string" calcext:value-type="string">
            <text:p>LittleFuse</text:p>
          </table:table-cell>
          <table:table-cell table:style-name="ce3" office:value-type="string" calcext:value-type="string">
            <text:p>LCSC</text:p>
          </table:table-cell>
          <table:table-cell office:value-type="string" calcext:value-type="string">
            <text:p><text:a xlink:href="https://datasheet.lcsc.com/szlcsc/Surface-Mount-Fuses_Littelfuse_0437001-WR_1A-63V_C99537.pdf" xlink:type="simple">https://datasheet.lcsc.com/szlcsc/Surface-Mount-Fuses_Littelfuse_0437001-WR_1A-63V_C99537.pdf</text:a> </text:p>
          </table:table-cell>
          <table:table-cell office:value-type="string" calcext:value-type="string">
            <text:p><text:a xlink:href="https://lcsc.com/product-detail/Surface-Mount-Fuses_Littelfuse_0437001-WR_1A-63V_C99537.html" xlink:type="simple">https://lcsc.com/product-detail/Surface-Mount-Fuses_Littelfuse_0437001-WR_1A-63V_C99537.html</text:a> </text:p>
          </table:table-cell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F2, F3</text:p>
          </table:table-cell>
          <table:table-cell table:style-name="ce3" office:value-type="string" calcext:value-type="string">
            <text:p>1210 (3225)</text:p>
          </table:table-cell>
          <table:table-cell office:value-type="string" calcext:value-type="string">
            <text:p>4 amp Fast Acting</text:p>
          </table:table-cell>
          <table:table-cell table:style-name="ce7" office:value-type="string" calcext:value-type="string">
            <text:p>LittleFuse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Surface-Mount-Fuses_Littelfuse_0437004-WR_4A-32V_C99540.pdf" xlink:type="simple">https://datasheet.lcsc.com/szlcsc/Surface-Mount-Fuses_Littelfuse_0437004-WR_4A-32V_C99540.pdf</text:a> </text:p>
          </table:table-cell>
          <table:table-cell table:style-name="ce3" office:value-type="string" calcext:value-type="string">
            <text:p><text:a xlink:href="https://lcsc.com/product-detail/Surface-Mount-Fuses_Littelfuse_0437004-WR_4A-32V_C99540.html" xlink:type="simple">https://lcsc.com/product-detail/Surface-Mount-Fuses_Littelfuse_0437004-WR_4A-32V_C99540.html</text:a> 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table:style-name="ce3" office:value-type="string" calcext:value-type="string">
            <text:p>JP1, JP2</text:p>
          </table:table-cell>
          <table:table-cell table:style-name="ce3" office:value-type="string" calcext:value-type="string">
            <text:p>3x 2.54 pitch</text:p>
          </table:table-cell>
          <table:table-cell office:value-type="string" calcext:value-type="string">
            <text:p>2.54mm 1*20P Straight Headers  Pins</text:p>
          </table:table-cell>
          <table:table-cell table:style-name="ce11" office:value-type="string" calcext:value-type="string">
            <text:p>ReliaPro 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Male-Header_ReliaPro_2-54mm-120PHeader_2-54mm-120P-Straight-HeadersPins_C50981.pdf" xlink:type="simple">https://datasheet.lcsc.com/szlcsc/Male-Header_ReliaPro_2-54mm-120PHeader_2-54mm-120P-Straight-HeadersPins_C50981.pdf</text:a> </text:p>
          </table:table-cell>
          <table:table-cell table:style-name="ce3" office:value-type="string" calcext:value-type="string">
            <text:p><text:a xlink:href="https://lcsc.com/product-detail/Male-Header_ReliaPro_2-54mm-120PHeader_2-54mm-120P-Straight-HeadersPins_C50981.html" xlink:type="simple">https://lcsc.com/product-detail/Male-Header_ReliaPro_2-54mm-120PHeader_2-54mm-120P-Straight-HeadersPins_C50981.html</text:a> </text:p>
          </table:table-cell>
          <table:table-cell table:style-name="ce18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office:value-type="string" calcext:value-type="string">
            <text:p>2x1 jumper</text:p>
          </table:table-cell>
          <table:table-cell office:value-type="string" calcext:value-type="string">
            <text:p>2x 2.54 pitch</text:p>
          </table:table-cell>
          <table:table-cell office:value-type="string" calcext:value-type="string">
            <text:p>2.54mm Short hood</text:p>
          </table:table-cell>
          <table:table-cell table:style-name="ce7" office:value-type="string" calcext:value-type="string">
            <text:p>ReliaPro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Shunts-Jumpers_ReliaPro_2-54mm-Short-hood_2-54mm-Short-hood_C5305.pdf" xlink:type="simple">https://datasheet.lcsc.com/szlcsc/Shunts-Jumpers_ReliaPro_2-54mm-Short-hood_2-54mm-Short-hood_C5305.pdf</text:a> </text:p>
          </table:table-cell>
          <table:table-cell office:value-type="string" calcext:value-type="string">
            <text:p><text:a xlink:href="https://lcsc.com/product-detail/Shunts-Jumpers_ReliaPro_2-54mm-Short-hood_2-54mm-Short-hood_C5305.html" xlink:type="simple">https://lcsc.com/product-detail/Shunts-Jumpers_ReliaPro_2-54mm-Short-hood_2-54mm-Short-hood_C5305.html</text:a> </text:p>
          </table:table-cell>
          <table:table-cell table:style-name="ce19"/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4x 5.08 pitch socket</text:p>
          </table:table-cell>
          <table:table-cell office:value-type="string" calcext:value-type="string">
            <text:p>WJ2EDGVC-5.08-4P</text:p>
          </table:table-cell>
          <table:table-cell table:style-name="ce7" office:value-type="string" calcext:value-type="string">
            <text:p>ReliaPro 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2EDG-Connectors_ReliaPro_WJ2EDGVC-5-08-4P_WJ2EDGVC-5-08-4P_C8436.pdf" xlink:type="simple">https://datasheet.lcsc.com/szlcsc/2EDG-Connectors_ReliaPro_WJ2EDGVC-5-08-4P_WJ2EDGVC-5-08-4P_C8436.pdf</text:a> </text:p>
          </table:table-cell>
          <table:table-cell table:style-name="ce3" office:value-type="string" calcext:value-type="string">
            <text:p><text:a xlink:href="https://lcsc.com/product-detail/2EDG-Connectors_ReliaPro_WJ2EDGVC-5-08-4P_WJ2EDGVC-5-08-4P_C8436.html" xlink:type="simple">https://lcsc.com/product-detail/2EDG-Connectors_ReliaPro_WJ2EDGVC-5-08-4P_WJ2EDGVC-5-08-4P_C8436.html</text:a> </text:p>
          </table:table-cell>
          <table:table-cell table:style-name="ce18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4x 5.08 pitch Connector</text:p>
          </table:table-cell>
          <table:table-cell office:value-type="string" calcext:value-type="string">
            <text:p>WJ2EDGKB-5.08-4P Connector</text:p>
          </table:table-cell>
          <table:table-cell table:style-name="ce7" office:value-type="string" calcext:value-type="string">
            <text:p>ReliaPro 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2EDG-Connectors_ReliaPro_WJ2EDGK-5-08-4P-14-00A_WJ2EDGK-5-08-4P_C71372.pdf" xlink:type="simple">https://datasheet.lcsc.com/szlcsc/2EDG-Connectors_ReliaPro_WJ2EDGK-5-08-4P-14-00A_WJ2EDGK-5-08-4P_C71372.pdf</text:a> </text:p>
          </table:table-cell>
          <table:table-cell table:style-name="ce3" office:value-type="string" calcext:value-type="string">
            <text:p><text:a xlink:href="https://lcsc.com/product-detail/2EDG-Connectors_ReliaPro_WJ2EDGK-5-08-4P-14-00A_WJ2EDGK-5-08-4P_C71372.html" xlink:type="simple">https://lcsc.com/product-detail/2EDG-Connectors_ReliaPro_WJ2EDGK-5-08-4P-14-00A_WJ2EDGK-5-08-4P_C71372.html</text:a> </text:p>
          </table:table-cell>
          <table:table-cell table:style-name="ce18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12x 2.54 pitch</text:p>
          </table:table-cell>
          <table:table-cell office:value-type="string" calcext:value-type="string">
            <text:p>2.54mm 1*12P Straight Headers  Pins</text:p>
          </table:table-cell>
          <table:table-cell table:style-name="ce11" office:value-type="string" calcext:value-type="string">
            <text:p>ReliaPro 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Male-Header_ReliaPro_2-54mm-120PHeader_2-54mm-120P-Straight-HeadersPins_C50981.pdf" xlink:type="simple">https://datasheet.lcsc.com/szlcsc/Male-Header_ReliaPro_2-54mm-120PHeader_2-54mm-120P-Straight-HeadersPins_C50981.pdf</text:a> </text:p>
          </table:table-cell>
          <table:table-cell table:style-name="ce3" office:value-type="string" calcext:value-type="string">
            <text:p><text:a xlink:href="https://lcsc.com/product-detail/Male-Header_ReliaPro_2-54mm-120PHeader_2-54mm-120P-Straight-HeadersPins_C50981.html" xlink:type="simple">https://lcsc.com/product-detail/Male-Header_ReliaPro_2-54mm-120PHeader_2-54mm-120P-Straight-HeadersPins_C50981.html</text:a> </text:p>
          </table:table-cell>
          <table:table-cell table:style-name="ce18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Excel_20_Built-in_20_Currency"/>
          <table:table-cell table:number-columns-repeated="11"/>
          <table:table-cell table:style-name="ce3" table:number-columns-repeated="1000"/>
        </table:table-row>
        <table:table-row table:style-name="ro4">
          <table:table-cell table:style-name="ce3" office:value-type="string" calcext:value-type="string">
            <text:p>P3 – P34</text:p>
          </table:table-cell>
          <table:table-cell table:style-name="ce3" office:value-type="string" calcext:value-type="string">
            <text:p>15x 2.54 pitch</text:p>
          </table:table-cell>
          <table:table-cell office:value-type="string" calcext:value-type="string">
            <text:p>2.54mm 1*15P Straight Headers  female Pins</text:p>
          </table:table-cell>
          <table:table-cell table:style-name="ce11" office:value-type="string" calcext:value-type="string">
            <text:p>ReliaPro </text:p>
          </table:table-cell>
          <table:table-cell table:style-name="ce3" office:value-type="string" calcext:value-type="string">
            <text:p>LCSC</text:p>
          </table:table-cell>
          <table:table-cell table:style-name="ce3" office:value-type="string" calcext:value-type="string">
            <text:p><text:a xlink:href="https://datasheet.lcsc.com/szlcsc/Female-Header_ReliaPro_Female-header1X15P-2-54mm_Female-header-1X15P-2-54mm_C54104.pdf" xlink:type="simple">https://datasheet.lcsc.com/szlcsc/Female-Header_ReliaPro_Female-header1X15P-2-54mm_Female-header-1X15P-2-54mm_C54104.pdf</text:a> </text:p>
          </table:table-cell>
          <table:table-cell table:style-name="ce3" office:value-type="string" calcext:value-type="string">
            <text:p><text:a xlink:href="https://lcsc.com/product-detail/Female-Header_ReliaPro_Female-header1X15P-2-54mm_Female-header-1X15P-2-54mm_C54104.html" xlink:type="simple">https://lcsc.com/product-detail/Female-Header_ReliaPro_Female-header1X15P-2-54mm_Female-header-1X15P-2-54mm_C54104.html</text:a> </text:p>
          </table:table-cell>
          <table:table-cell table:style-name="ce18"/>
          <table:table-cell table:number-columns-repeated="2" table:style-name="ce3" office:value-type="float" office:value="32" calcext:value-type="float">
            <text:p>32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table:style-name="ce2" office:value-type="string" calcext:value-type="string">
            <text:p>P35, P36</text:p>
          </table:table-cell>
          <table:table-cell table:style-name="ce2" office:value-type="string" calcext:value-type="string">
            <text:p>15x 2.54 pitch edge</text:p>
          </table:table-cell>
          <table:table-cell table:style-name="ce2"/>
          <table:table-cell table:style-name="ce10"/>
          <table:table-cell table:style-name="ce2" table:number-columns-repeated="3"/>
          <table:table-cell table:style-name="ce17"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206 (3216)</text:p>
          </table:table-cell>
          <table:table-cell table:style-name="ce2"/>
          <table:table-cell table:style-name="ce10"/>
          <table:table-cell table:style-name="ce2" table:number-columns-repeated="3"/>
          <table:table-cell table:style-name="ce17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office:value-type="string" calcext:value-type="string">
            <text:p>R4-R17, R25, R26</text:p>
          </table:table-cell>
          <table:table-cell table:style-name="ce3" office:value-type="string" calcext:value-type="string">
            <text:p>1206 (3216)</text:p>
          </table:table-cell>
          <table:table-cell office:value-type="string" calcext:value-type="string">
            <text:p>1 Kohm Current Limters</text:p>
          </table:table-cell>
          <table:table-cell table:style-name="ce7" office:value-type="string" calcext:value-type="string">
            <text:p>F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Chip-Resistor-Surface-Mount_FH_RS-06K102JT_1K-102-5_C115421.pdf" xlink:type="simple">https://datasheet.lcsc.com/szlcsc/Chip-Resistor-Surface-Mount_FH_RS-06K102JT_1K-102-5_C115421.pdf</text:a> </text:p>
          </table:table-cell>
          <table:table-cell table:style-name="ce14" office:value-type="string" calcext:value-type="string">
            <text:p><text:a xlink:href="https://lcsc.com/product-detail/Chip-Resistor-Surface-Mount_FH_RS-06K102JT_1K-102-5_C115421.html" xlink:type="simple">https://lcsc.com/product-detail/Chip-Resistor-Surface-Mount_FH_RS-06K102JT_1K-102-5_C115421.html</text:a> </text:p>
          </table:table-cell>
          <table:table-cell table:style-name="ce20"/>
          <table:table-cell table:number-columns-repeated="2" table:style-name="ce3" office:value-type="float" office:value="16" calcext:value-type="float">
            <text:p>16</text:p>
          </table:table-cell>
          <table:table-cell table:number-columns-repeated="14"/>
          <table:table-cell table:style-name="ce3" table:number-columns-repeated="1000"/>
        </table:table-row>
        <table:table-row table:style-name="ro4">
          <table:table-cell office:value-type="string" calcext:value-type="string">
            <text:p>R18</text:p>
          </table:table-cell>
          <table:table-cell table:style-name="ce3" office:value-type="string" calcext:value-type="string">
            <text:p>1206 (3216)</text:p>
          </table:table-cell>
          <table:table-cell office:value-type="string" calcext:value-type="string">
            <text:p>1 Mohm Current Limiter</text:p>
          </table:table-cell>
          <table:table-cell table:style-name="ce7" office:value-type="string" calcext:value-type="string">
            <text:p>F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Chip-Resistor-Surface-Mount-UniOhm_UniOhm_1206W4F4300T5E_430-4300-1_C17965.pdf" xlink:type="simple">https://datasheet.lcsc.com/szlcsc/Chip-Resistor-Surface-Mount-UniOhm_UniOhm_1206W4F4300T5E_430-4300-1_C17965.pdf</text:a> </text:p>
          </table:table-cell>
          <table:table-cell office:value-type="string" calcext:value-type="string">
            <text:p><text:a xlink:href="https://lcsc.com/product-detail/Chip-Resistor-Surface-Mount-UniOhm_UniOhm_1206W4F4300T5E_430-4300-1_C17965.html" xlink:type="simple">https://lcsc.com/product-detail/Chip-Resistor-Surface-Mount-UniOhm_UniOhm_1206W4F4300T5E_430-4300-1_C17965.html</text:a> </text:p>
          </table:table-cell>
          <table:table-cell table:style-name="ce21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R2, R3, R19 – R24</text:p>
          </table:table-cell>
          <table:table-cell table:style-name="ce3" office:value-type="string" calcext:value-type="string">
            <text:p>1206 (3216)</text:p>
          </table:table-cell>
          <table:table-cell office:value-type="string" calcext:value-type="string">
            <text:p>430 ohm LED Drivers</text:p>
          </table:table-cell>
          <table:table-cell table:style-name="ce7" office:value-type="string" calcext:value-type="string">
            <text:p>Uniroya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Chip-Resistor-Surface-Mount-UniOhm_UniOhm_1206W4F4300T5E_430-4300-1_C17965.pdf" xlink:type="simple">https://datasheet.lcsc.com/szlcsc/Chip-Resistor-Surface-Mount-UniOhm_UniOhm_1206W4F4300T5E_430-4300-1_C17965.pdf</text:a> </text:p>
          </table:table-cell>
          <table:table-cell office:value-type="string" calcext:value-type="string">
            <text:p><text:a xlink:href="https://lcsc.com/product-detail/Chip-Resistor-Surface-Mount-UniOhm_UniOhm_1206W4F4300T5E_430-4300-1_C17965.html" xlink:type="simple">https://lcsc.com/product-detail/Chip-Resistor-Surface-Mount-UniOhm_UniOhm_1206W4F4300T5E_430-4300-1_C17965.html</text:a> </text:p>
          </table:table-cell>
          <table:table-cell table:style-name="ce21"/>
          <table:table-cell table:number-columns-repeated="2" table:style-name="ce3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R27, R29, R31</text:p>
          </table:table-cell>
          <table:table-cell table:style-name="ce3" office:value-type="string" calcext:value-type="string">
            <text:p>1206 (3216)</text:p>
          </table:table-cell>
          <table:table-cell office:value-type="string" calcext:value-type="string">
            <text:p>Voltage Divider High (R1 = 300 ohm)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Chip-Resistor-Surface-Mount-UniOhm_UniOhm_1206W4F3000T5E_300-3000-1_C17887.pdf" xlink:type="simple">https://datasheet.lcsc.com/szlcsc/Chip-Resistor-Surface-Mount-UniOhm_UniOhm_1206W4F3000T5E_300-3000-1_C17887.pdf</text:a> </text:p>
          </table:table-cell>
          <table:table-cell office:value-type="string" calcext:value-type="string">
            <text:p><text:a xlink:href="https://lcsc.com/product-detail/Chip-Resistor-Surface-Mount-UniOhm_UniOhm_1206W4F3000T5E_300-3000-1_C17887.html" xlink:type="simple">https://lcsc.com/product-detail/Chip-Resistor-Surface-Mount-UniOhm_UniOhm_1206W4F3000T5E_300-3000-1_C17887.html</text:a> </text:p>
          </table:table-cell>
          <table:table-cell table:style-name="ce1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R28, R30, R32</text:p>
          </table:table-cell>
          <table:table-cell table:style-name="ce3" office:value-type="string" calcext:value-type="string">
            <text:p>1206 (3216)</text:p>
          </table:table-cell>
          <table:table-cell office:value-type="string" calcext:value-type="string">
            <text:p>Voltage Divider Low (R2 = 100ohm)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Chip-Resistor-Surface-Mount-UniOhm_UniOhm_1206W4F1000T5E_100-1000-1_C17901.pdf" xlink:type="simple">https://datasheet.lcsc.com/szlcsc/Chip-Resistor-Surface-Mount-UniOhm_UniOhm_1206W4F1000T5E_100-1000-1_C17901.pdf</text:a> </text:p>
          </table:table-cell>
          <table:table-cell office:value-type="string" calcext:value-type="string">
            <text:p><text:a xlink:href="https://lcsc.com/product-detail/Chip-Resistor-Surface-Mount-UniOhm_UniOhm_1206W4F1000T5E_100-1000-1_C17901.html" xlink:type="simple">https://lcsc.com/product-detail/Chip-Resistor-Surface-Mount-UniOhm_UniOhm_1206W4F1000T5E_100-1000-1_C17901.html</text:a> </text:p>
          </table:table-cell>
          <table:table-cell table:style-name="ce19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table:style-name="ce2" office:value-type="string" calcext:value-type="string">
            <text:p>R33, R34, R35</text:p>
          </table:table-cell>
          <table:table-cell table:style-name="ce2" office:value-type="string" calcext:value-type="string">
            <text:p>1206 (3216)</text:p>
          </table:table-cell>
          <table:table-cell table:style-name="ce2" office:value-type="string" calcext:value-type="string">
            <text:p>0ohm jumper for Voltage Regulator Bypass</text:p>
          </table:table-cell>
          <table:table-cell table:style-name="ce60" office:value-type="string" calcext:value-type="string">
            <text:p>UniOhm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<text:a xlink:href="https://datasheet.lcsc.com/szlcsc/Chip-Resistor-Surface-Mount-UniOhm_UniOhm_1206W4J0000T5E_0-0R0-5_C39126.pdf" xlink:type="simple">https://datasheet.lcsc.com/szlcsc/Chip-Resistor-Surface-Mount-UniOhm_UniOhm_1206W4J0000T5E_0-0R0-5_C39126.pdf</text:a> </text:p>
          </table:table-cell>
          <table:table-cell table:style-name="ce2" office:value-type="string" calcext:value-type="string">
            <text:p><text:a xlink:href="https://lcsc.com/product-detail/Chip-Resistor-Surface-Mount-UniOhm_UniOhm_1206W4J0000T5E_0-0R0-5_C39126.html" xlink:type="simple">https://lcsc.com/product-detail/Chip-Resistor-Surface-Mount-UniOhm_UniOhm_1206W4J0000T5E_0-0R0-5_C39126.html</text:a> </text:p>
          </table:table-cell>
          <table:table-cell table:style-name="ce17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table:style-name="ce2" office:value-type="string" calcext:value-type="string">
            <text:p>TVS1, TVS2, TVS3</text:p>
          </table:table-cell>
          <table:table-cell table:style-name="ce2" office:value-type="string" calcext:value-type="string">
            <text:p>SOD323</text:p>
          </table:table-cell>
          <table:table-cell table:style-name="ce2"/>
          <table:table-cell table:style-name="ce10"/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U1, U3</text:p>
          </table:table-cell>
          <table:table-cell office:value-type="string" calcext:value-type="string">
            <text:p>To-263-3</text:p>
          </table:table-cell>
          <table:table-cell office:value-type="string" calcext:value-type="string">
            <text:p>UZ1084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Linear-Voltage-Regulators_UTC_UZ1084L-AD-TQ3-R_UZ1084L-AD-TQ3-R_C75490.pdf" xlink:type="simple">https://datasheet.lcsc.com/szlcsc/Linear-Voltage-Regulators_UTC_UZ1084L-AD-TQ3-R_UZ1084L-AD-TQ3-R_C75490.pdf</text:a> </text:p>
          </table:table-cell>
          <table:table-cell office:value-type="string" calcext:value-type="string">
            <text:p><text:a xlink:href="https://lcsc.com/product-detail/Linear-Voltage-Regulators_UTC_UZ1084L-AD-TQ3-R_UZ1084L-AD-TQ3-R_C75490.html" xlink:type="simple">https://lcsc.com/product-detail/Linear-Voltage-Regulators_UTC_UZ1084L-AD-TQ3-R_UZ1084L-AD-TQ3-R_C75490.html</text:a> 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U5</text:p>
          </table:table-cell>
          <table:table-cell office:value-type="string" calcext:value-type="string">
            <text:p>To-263-3</text:p>
          </table:table-cell>
          <table:table-cell office:value-type="string" calcext:value-type="string">
            <text:p>AMS1084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datasheet.lcsc.com/szlcsc/Low-Dropout-Regulators-LDO_AMS_AMS1084CM-5-0_AMS1084CM-5-0_C56105.pdf" xlink:type="simple">https://datasheet.lcsc.com/szlcsc/Low-Dropout-Regulators-LDO_AMS_AMS1084CM-5-0_AMS1084CM-5-0_C56105.pdf</text:a> </text:p>
          </table:table-cell>
          <table:table-cell office:value-type="string" calcext:value-type="string">
            <text:p><text:a xlink:href="https://lcsc.com/product-detail/Low-Dropout-Regulators-LDO_AMS_AMS1084CM-5-0_AMS1084CM-5-0_C56105.html" xlink:type="simple">https://lcsc.com/product-detail/Low-Dropout-Regulators-LDO_AMS_AMS1084CM-5-0_AMS1084CM-5-0_C56105.html</text:a>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table:style-name="ce2" office:value-type="string" calcext:value-type="string">
            <text:p>U2, U4, U6</text:p>
          </table:table-cell>
          <table:table-cell table:style-name="ce2" office:value-type="string" calcext:value-type="string">
            <text:p>T0-220</text:p>
          </table:table-cell>
          <table:table-cell table:style-name="ce2" office:value-type="string" calcext:value-type="string">
            <text:p>LM1084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<text:a xlink:href="https://datasheet.lcsc.com/szlcsc/Low-Dropout-Regulators-LDO_TI_LM1084IT-ADJ_LM1084IT-ADJ_C9720.pdf" xlink:type="simple">https://datasheet.lcsc.com/szlcsc/Low-Dropout-Regulators-LDO_TI_LM1084IT-ADJ_LM1084IT-ADJ_C9720.pdf</text:a> </text:p>
          </table:table-cell>
          <table:table-cell table:style-name="ce2" office:value-type="string" calcext:value-type="string">
            <text:p><text:a xlink:href="https://lcsc.com/product-detail/Low-Dropout-Regulators-LDO_TI_LM1084IT-ADJ_LM1084IT-ADJ_C9720.html" xlink:type="simple">https://lcsc.com/product-detail/Low-Dropout-Regulators-LDO_TI_LM1084IT-ADJ_LM1084IT-ADJ_C9720.html</text:a> 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/>
          <table:table-cell table:style-name="ce2" table:number-columns-repeated="1000"/>
        </table:table-row>
        <table:table-row table:style-name="ro4">
          <table:table-cell table:style-name="ce2" office:value-type="string" calcext:value-type="string">
            <text:p>Z1, Z2, Z3</text:p>
          </table:table-cell>
          <table:table-cell table:style-name="ce2" office:value-type="string" calcext:value-type="string">
            <text:p>D-SMB</text:p>
          </table:table-cell>
          <table:table-cell table:style-name="ce2" office:value-type="string" calcext:value-type="string">
            <text:p>Zener Diodes</text:p>
          </table:table-cell>
          <table:table-cell table:style-name="ce10"/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HeatSink</text:p>
          </table:table-cell>
          <table:table-cell office:value-type="string" calcext:value-type="string">
            <text:p>To-263-3 – heatsinked</text:p>
          </table:table-cell>
          <table:table-cell office:value-type="string" calcext:value-type="string">
            <text:p>573300D00000G</text:p>
          </table:table-cell>
          <table:table-cell office:value-type="string" calcext:value-type="string">
            <text:p>Aavi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aavid.com/products/standard/573300d00000g" xlink:type="simple">https://www.aavid.com/products/standard/573300d00000g</text:a> </text:p>
          </table:table-cell>
          <table:table-cell office:value-type="string" calcext:value-type="string">
            <text:p><text:a xlink:href="http://ca.mouser.com/Search/ProductDetail.aspx?R=573300D00000Gvirtualkey53210000virtualkey532-573300D00000G" xlink:type="simple">http://ca.mouser.com/Search/ProductDetail.aspx?R=573300D00000Gvirtualkey53210000virtualkey532-573300D00000G</text:a> 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PCB</text:p>
          </table:table-cell>
          <table:table-cell table:number-columns-repeated="2"/>
          <table:table-cell table:style-name="ce7" office:value-type="string" calcext:value-type="string">
            <text:p>EasyEDA</text:p>
          </table:table-cell>
          <table:table-cell office:value-type="string" calcext:value-type="string">
            <text:p>EasyEDA</text:p>
          </table:table-cell>
          <table:table-cell/>
          <table:table-cell office:value-type="string" calcext:value-type="string">
            <text:p><text:a xlink:href="https://easyeda.com/" xlink:type="simple">https://easyeda.com</text:a> </text:p>
          </table:table-cell>
          <table:table-cell/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number-columns-repeated="8"/>
          <table:table-cell table:style-name="ce22"/>
          <table:table-cell table:number-columns-repeated="1015"/>
        </table:table-row>
        <table:table-row table:style-name="ro4">
          <table:table-cell table:number-columns-repeated="8"/>
          <table:table-cell table:style-name="ce5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" table:number-columns-repeated="2"/>
          <table:table-cell office:value-type="string" calcext:value-type="string">
            <text:p>Unpopulated (optional)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2P0" style:volatile="true"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-</number:text>
      <number:currency-symbol number:language="en" number:country="CA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2" style:volatile="true">
      <number:currency-symbol number:language="en" number:country="CA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5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35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5P0"/>
    </number:currency-style>
    <number:number-style style:name="N10136" number:language="en" number:country="CA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4"/>
  </office:styles>
  <office:automatic-styles>
    <style:page-layout style:name="Mpm1">
      <style:page-layout-properties fo:page-width="279.4mm" fo:page-height="215.9mm" style:num-format="1" style:print-orientation="landscape" style:print-page-order="ltr" style:scale-to-pages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 style:data-style-name="N2" text:time-value="03:27:36.2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4M41S</meta:editing-duration>
    <meta:editing-cycles>72</meta:editing-cycles>
    <meta:generator>LibreOffice/5.3.4.2$Windows_X86_64 LibreOffice_project/f82d347ccc0be322489bf7da61d7e4ad13fe2ff3</meta:generator>
    <dc:date>2018-01-29T03:31:43.378000000</dc:date>
    <meta:document-statistic meta:table-count="3" meta:cell-count="251" meta:object-count="0"/>
    <meta:user-defined meta:name="Info 1"/>
    <meta:user-defined meta:name="Info 2"/>
    <meta:user-defined meta:name="Info 3"/>
    <meta:user-defined meta:name="Info 4"/>
  </office:meta>
</office:document-meta>
</file>